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Dash_20_1" svg:stroke-width="0.035cm" svg:stroke-color="#000000" draw:stroke-linejoin="miter" draw:fill="none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ff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notes">
      <style:graphic-properties draw:fill-color="#ffffff" fo:min-height="13.365cm"/>
    </style:style>
    <style:style style:name="pr5" style:family="presentation" style:parent-style-name="Standard_20_1-outline1">
      <style:graphic-properties draw:stroke="solid" svg:stroke-width="0.035cm" svg:stroke-color="#000000" draw:stroke-linejoin="miter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title">
      <style:graphic-properties fo:min-height="3.681cm"/>
    </style:style>
    <style:style style:name="pr7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5" style:family="paragraph">
      <style:paragraph-properties fo:margin-left="0cm" fo:margin-right="0cm" fo:margin-top="0.353cm" fo:margin-bottom="0.5cm" fo:line-height="9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353cm" fo:margin-bottom="0cm" fo:line-height="90%" fo:text-align="center" fo:text-indent="0cm" style:punctuation-wrap="hanging"/>
      <style:text-properties fo:font-size="18pt" fo:hyphenate="fals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rchitecture du site D-SIDD</text:span></text:p>
          </draw:text-box>
        </draw:frame>
        <draw:frame draw:name="Sous-titre 2" presentation:style-name="pr2" draw:text-style-name="P2" draw:layer="layout" svg:width="25.399cm" svg:height="4.598cm" svg:x="2.123cm" svg:y="11.764cm" presentation:class="subtitle" presentation:user-transformed="true">
          <draw:text-box>
            <text:p text:style-name="P1"><text:span text:style-name="T1">1) Page d’accueil</text:span></text:p>
            <text:p text:style-name="P1"><text:span text:style-name="T1">2) Schéma relationnel de la base de donné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custom-shape draw:name="Rectangle 4" draw:style-name="gr2" draw:text-style-name="P2" draw:layer="layout" svg:width="33.866cm" svg:height="1.716cm" svg:x="0cm" svg:y="0cm">
          <text:p text:style-name="P3"><text:span text:style-name="T2">D-SIDD</text:span></text:p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2" draw:layer="layout" svg:width="5.274cm" svg:height="0.781cm" svg:x="23.283cm" svg:y="0.384cm">
          <text:p/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2" draw:layer="layout" svg:width="5.274cm" svg:height="0.781cm" svg:x="28.591cm" svg:y="0.378cm">
          <text:p text:style-name="P3"><text:span text:style-name="T3">Espace connexion</text:span></text:p>
          <draw:enhanced-geometry svg:viewBox="0 0 21600 21600" draw:type="rectangle" draw:enhanced-path="M 0 0 L 21600 0 21600 21600 0 21600 0 0 Z N"/>
        </draw:custom-shape>
        <draw:custom-shape draw:name="Rectangle 7" draw:style-name="gr2" draw:text-style-name="P2" draw:layer="layout" svg:width="11.253cm" svg:height="4.946cm" svg:x="2.931cm" svg:y="4.549cm">
          <text:p text:style-name="P4"><text:span text:style-name="T4">Thématique à la une</text:span></text:p>
          <draw:enhanced-geometry svg:viewBox="0 0 21600 21600" draw:type="rectangle" draw:enhanced-path="M 0 0 L 21600 0 21600 21600 0 21600 0 0 Z N"/>
        </draw:custom-shape>
        <draw:custom-shape draw:name="Rectangle 8" draw:style-name="gr2" draw:text-style-name="P2" draw:layer="layout" svg:width="8.107cm" svg:height="1.525cm" svg:x="16.803cm" svg:y="1.717cm">
          <text:p text:style-name="P4"><text:span text:style-name="T4">Les services</text:span></text:p>
          <draw:enhanced-geometry svg:viewBox="0 0 21600 21600" draw:type="rectangle" draw:enhanced-path="M 0 0 L 21600 0 21600 21600 0 21600 0 0 Z N"/>
        </draw:custom-shape>
        <draw:custom-shape draw:name="Rectangle 9" draw:style-name="gr2" draw:text-style-name="P2" draw:layer="layout" svg:width="8.954cm" svg:height="1.525cm" svg:x="24.912cm" svg:y="1.717cm">
          <text:p text:style-name="P4"><text:span text:style-name="T4">Contact</text:span></text:p>
          <draw:enhanced-geometry svg:viewBox="0 0 21600 21600" draw:type="rectangle" draw:enhanced-path="M 0 0 L 21600 0 21600 21600 0 21600 0 0 Z N"/>
        </draw:custom-shape>
        <draw:custom-shape draw:name="Rectangle 10" draw:style-name="gr2" draw:text-style-name="P2" draw:layer="layout" svg:width="8.01cm" svg:height="1.525cm" svg:x="8.792cm" svg:y="1.717cm">
          <text:p text:style-name="P4"><text:span text:style-name="T4">Le projet</text:span></text:p>
          <draw:enhanced-geometry svg:viewBox="0 0 21600 21600" draw:type="rectangle" draw:enhanced-path="M 0 0 L 21600 0 21600 21600 0 21600 0 0 Z N"/>
        </draw:custom-shape>
        <draw:custom-shape draw:name="Rectangle 11" draw:style-name="gr2" draw:text-style-name="P2" draw:layer="layout" svg:width="8.791cm" svg:height="1.525cm" svg:x="0cm" svg:y="1.717cm">
          <text:p text:style-name="P4"><text:span text:style-name="T4">Accueil</text:span></text:p>
          <draw:enhanced-geometry svg:viewBox="0 0 21600 21600" draw:type="rectangle" draw:enhanced-path="M 0 0 L 21600 0 21600 21600 0 21600 0 0 Z N"/>
        </draw:custom-shape>
        <draw:custom-shape draw:name="Rectangle 12" draw:style-name="gr4" draw:text-style-name="P2" draw:layer="layout" svg:width="11.253cm" svg:height="4.946cm" svg:x="17.656cm" svg:y="4.549cm">
          <text:p text:style-name="P4"><text:span text:style-name="T4">Comment ça marche?</text:span></text:p>
          <draw:enhanced-geometry svg:viewBox="0 0 21600 21600" draw:type="rectangle" draw:enhanced-path="M 0 0 L 21600 0 21600 21600 0 21600 0 0 Z N"/>
        </draw:custom-shape>
        <draw:custom-shape draw:name="Rectangle 13" draw:style-name="gr2" draw:text-style-name="P2" draw:layer="layout" svg:width="6.45cm" svg:height="3.343cm" svg:x="1.171cm" svg:y="10.655cm">
          <text:p text:style-name="P4"><text:span text:style-name="T4">Thématique 1</text:span></text:p>
          <draw:enhanced-geometry svg:viewBox="0 0 21600 21600" draw:type="rectangle" draw:enhanced-path="M 0 0 L 21600 0 21600 21600 0 21600 0 0 Z N"/>
        </draw:custom-shape>
        <draw:custom-shape draw:name="Rectangle 14" draw:style-name="gr2" draw:text-style-name="P2" draw:layer="layout" svg:width="6.45cm" svg:height="3.343cm" svg:x="14.919cm" svg:y="14.404cm">
          <text:p text:style-name="P4"><text:span text:style-name="T4">Thématique 6</text:span></text:p>
          <draw:enhanced-geometry svg:viewBox="0 0 21600 21600" draw:type="rectangle" draw:enhanced-path="M 0 0 L 21600 0 21600 21600 0 21600 0 0 Z N"/>
        </draw:custom-shape>
        <draw:custom-shape draw:name="Rectangle 15" draw:style-name="gr2" draw:text-style-name="P2" draw:layer="layout" svg:width="6.45cm" svg:height="3.343cm" svg:x="8.045cm" svg:y="14.423cm">
          <text:p text:style-name="P4"><text:span text:style-name="T4">Thématique 5</text:span></text:p>
          <draw:enhanced-geometry svg:viewBox="0 0 21600 21600" draw:type="rectangle" draw:enhanced-path="M 0 0 L 21600 0 21600 21600 0 21600 0 0 Z N"/>
        </draw:custom-shape>
        <draw:custom-shape draw:name="Rectangle 16" draw:style-name="gr2" draw:text-style-name="P2" draw:layer="layout" svg:width="6.45cm" svg:height="3.343cm" svg:x="1.171cm" svg:y="14.423cm">
          <text:p text:style-name="P4"><text:span text:style-name="T4">Thématique 4</text:span></text:p>
          <draw:enhanced-geometry svg:viewBox="0 0 21600 21600" draw:type="rectangle" draw:enhanced-path="M 0 0 L 21600 0 21600 21600 0 21600 0 0 Z N"/>
        </draw:custom-shape>
        <draw:custom-shape draw:name="Rectangle 17" draw:style-name="gr2" draw:text-style-name="P2" draw:layer="layout" svg:width="6.45cm" svg:height="3.343cm" svg:x="14.895cm" svg:y="10.655cm">
          <text:p text:style-name="P4"><text:span text:style-name="T4">Thématique 3</text:span></text:p>
          <draw:enhanced-geometry svg:viewBox="0 0 21600 21600" draw:type="rectangle" draw:enhanced-path="M 0 0 L 21600 0 21600 21600 0 21600 0 0 Z N"/>
        </draw:custom-shape>
        <draw:custom-shape draw:name="Rectangle 18" draw:style-name="gr2" draw:text-style-name="P2" draw:layer="layout" svg:width="6.45cm" svg:height="3.343cm" svg:x="8.016cm" svg:y="10.655cm">
          <text:p text:style-name="P4"><text:span text:style-name="T4">Thématique 2</text:span></text:p>
          <draw:enhanced-geometry svg:viewBox="0 0 21600 21600" draw:type="rectangle" draw:enhanced-path="M 0 0 L 21600 0 21600 21600 0 21600 0 0 Z N"/>
        </draw:custom-shape>
        <draw:custom-shape draw:name="Rectangle 19" draw:style-name="gr4" draw:text-style-name="P2" draw:layer="layout" svg:width="11.253cm" svg:height="7.059cm" svg:x="22.222cm" svg:y="10.708cm">
          <text:p text:style-name="P3"><text:span text:style-name="T5"><text:s/></text:span><text:span text:style-name="T5">Recherche par mot clé</text:span></text:p>
          <text:p text:style-name="P4"><text:span text:style-name="T4"/></text:p>
          <text:p text:style-name="P4"><text:span text:style-name="T4"/></text:p>
          <text:p text:style-name="P3"><text:span text:style-name="T5"><text:s/></text:span><text:span text:style-name="T5">Liste des thématiques</text:span></text:p>
          <text:p text:style-name="P3"><text:span text:style-name="T5">- </text:span></text:p>
          <text:p text:style-name="P3"><text:span text:style-name="T5">- </text:span></text:p>
          <text:p text:style-name="P3"><text:span text:style-name="T5">- </text:span></text:p>
          <draw:enhanced-geometry svg:viewBox="0 0 21600 21600" draw:type="rectangle" draw:enhanced-path="M 0 0 L 21600 0 21600 21600 0 21600 0 0 Z N"/>
        </draw:custom-shape>
        <draw:custom-shape draw:name="Rectangle 20" draw:style-name="gr2" draw:text-style-name="P2" draw:layer="layout" svg:width="10.25cm" svg:height="0.997cm" svg:x="22.723cm" svg:y="12.3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frame draw:name="Espace réservé du contenu 3" presentation:style-name="pr5" draw:text-style-name="P2" draw:layer="layout" svg:width="5.743cm" svg:height="7.345cm" svg:x="2.11cm" svg:y="1.485cm" presentation:class="outline" presentation:user-transformed="true">
          <draw:text-box>
            <text:p text:style-name="P5"><text:span text:style-name="T4">Fiche thématiques</text:span></text:p>
            <text:p text:style-name="P5"><text:span text:style-name="T4">IDTh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name="Espace réservé du contenu 3" draw:style-name="gr5" draw:text-style-name="P2" draw:layer="layout" svg:width="5.515cm" svg:height="7.345cm" svg:x="25.198cm" svg:y="1.485cm">
          <text:p text:style-name="P6"><text:span text:style-name="T4">Utilisateur</text:span></text:p>
          <text:p text:style-name="P6"><text:span text:style-name="T4">IDUt</text:span></text:p>
          <text:p text:style-name="P6"><text:span text:style-name="T4">IDTerr</text:span></text:p>
          <text:p text:style-name="P6"><text:span text:style-name="T4"/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name="Espace réservé du contenu 3" draw:style-name="gr5" draw:text-style-name="P2" draw:layer="layout" svg:width="5.395cm" svg:height="7.345cm" svg:x="13.828cm" svg:y="1.485cm">
          <text:p text:style-name="P6"><text:span text:style-name="T4">Territoire</text:span></text:p>
          <text:p text:style-name="P6"><text:span text:style-name="T4">IDTerr</text:span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line draw:name="Connecteur droit 7" draw:style-name="gr6" draw:text-style-name="P7" draw:layer="layout" svg:x1="7.854cm" svg:y1="3.946cm" svg:x2="13.828cm" svg:y2="3.946cm">
          <text:p/>
        </draw:line>
        <draw:line draw:name="Connecteur droit 8" draw:style-name="gr7" draw:text-style-name="P7" draw:layer="layout" svg:x1="19.224cm" svg:y1="3.946cm" svg:x2="25.198cm" svg:y2="5.158cm">
          <text:p/>
        </draw:line>
        <draw:custom-shape draw:name="Rectangle 10" draw:style-name="gr3" draw:text-style-name="P2" draw:layer="layout" svg:width="1.458cm" svg:height="1.106cm" svg:x="19.505cm" svg:y="2.755cm">
          <text:p text:style-name="P3"><text:span text:style-name="T6">1</text:span></text:p>
          <draw:enhanced-geometry svg:viewBox="0 0 21600 21600" draw:type="rectangle" draw:enhanced-path="M 0 0 L 21600 0 21600 21600 0 21600 0 0 Z N"/>
        </draw:custom-shape>
        <draw:custom-shape draw:name="Rectangle 11" draw:style-name="gr3" draw:text-style-name="P2" draw:layer="layout" svg:width="1.458cm" svg:height="1.106cm" svg:x="23.739cm" svg:y="5.243cm">
          <text:p text:style-name="P3"><text:span text:style-name="T6">∞</text:span></text:p>
          <draw:enhanced-geometry svg:viewBox="0 0 21600 21600" draw:type="rectangle" draw:enhanced-path="M 0 0 L 21600 0 21600 21600 0 21600 0 0 Z N"/>
        </draw:custom-shape>
        <draw:custom-shape draw:name="Rectangle 12" draw:style-name="gr3" draw:text-style-name="P2" draw:layer="layout" svg:width="1.458cm" svg:height="1.106cm" svg:x="7.802cm" svg:y="4.051cm">
          <text:p text:style-name="P3"><text:span text:style-name="T7">∞</text:span></text:p>
          <draw:enhanced-geometry svg:viewBox="0 0 21600 21600" draw:type="rectangle" draw:enhanced-path="M 0 0 L 21600 0 21600 21600 0 21600 0 0 Z N"/>
        </draw:custom-shape>
        <draw:custom-shape draw:name="Rectangle 13" draw:style-name="gr3" draw:text-style-name="P2" draw:layer="layout" svg:width="1.458cm" svg:height="1.106cm" svg:x="12.14cm" svg:y="3.963cm">
          <text:p text:style-name="P3"><text:span text:style-name="T7">∞</text:span></text:p>
          <draw:enhanced-geometry svg:viewBox="0 0 21600 21600" draw:type="rectangle" draw:enhanced-path="M 0 0 L 21600 0 21600 21600 0 21600 0 0 Z N"/>
        </draw:custom-shape>
        <draw:custom-shape draw:name="Rectangle 14" draw:style-name="gr3" draw:text-style-name="P2" draw:layer="layout" svg:width="12.816cm" svg:height="4.063cm" svg:x="2.54cm" svg:y="10.629cm">
          <text:p text:style-name="P3"><text:span text:style-name="T3">Une fiche concerne plusieurs territoires</text:span></text:p>
          <text:p text:style-name="P3"><text:span text:style-name="T3">Un territoire peut avoir plusieurs fiches</text:span></text:p>
          <text:p text:style-name="P3"><text:span text:style-name="T3">Un territoire peut avoir plusieurs utilisateurs</text:span></text:p>
          <text:p text:style-name="P3"><text:span text:style-name="T3">Un utilisateur ne peut avoir qu’un territoire </text:span></text:p>
          <draw:enhanced-geometry svg:viewBox="0 0 21600 21600" draw:type="rectangle" draw:enhanced-path="M 0 0 L 21600 0 21600 21600 0 21600 0 0 Z N"/>
        </draw:custom-shape>
        <draw:custom-shape draw:name="Rectangle 15" draw:style-name="gr3" draw:text-style-name="P2" draw:layer="layout" svg:width="12.816cm" svg:height="4.063cm" svg:x="17.331cm" svg:y="10.629cm">
          <text:p text:style-name="P3"><text:span text:style-name="T3">Quand l’utilisateur (IDUt = i) clique sur la thématique n = j <text:s/>(idTh=j)</text:span></text:p>
          <text:p text:style-name="P3"><text:span text:style-name="T3">Il envoie une demande au serveur </text:span></text:p>
          <text:p text:style-name="P3"><text:span text:style-name="T3">url.php?IdUt = i&amp;IdTh = j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presentation:style-name="pr6" draw:layer="layout" svg:width="29.209cm" svg:height="3.681cm" svg:x="2.328cm" svg:y="1.014cm" presentation:class="title">
          <draw:text-box>
            <text:p>On enlève le qui sommes nous<text:line-break/>Espace de connexion en haut à droite<text:line-break/>Pour chaque fiche, le nom + infographie<text:line-break/>Quand on clique sur une fiche, espace de connexion + exemple sur un territoire n</text:p>
          </draw:text-box>
        </draw:frame>
        <draw:frame draw:style-name="gr8" draw:layer="layout" svg:width="29.209cm" svg:height="12.086cm" svg:x="2.328cm" svg:y="5.071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2="1" draw:dots2-length="0.14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7-31">31/07/2015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quez pour éditer le format du plan de texte</text:span></text:p>
              <text:list>
                <text:list-item>
                  <text:p text:style-name="MP9"><text:span text:style-name="MT4">Second niveau de plan</text:span></text:p>
                  <text:list>
                    <text:list-item>
                      <text:p text:style-name="MP9"><text:span text:style-name="MT4">Troisième niveau de plan</text:span></text:p>
                      <text:list>
                        <text:list-item>
                          <text:p text:style-name="MP9"><text:span text:style-name="MT4">Quatrième niveau de plan</text:span></text:p>
                          <text:list>
                            <text:list-item>
                              <text:p text:style-name="MP9"><text:span text:style-name="MT4">Cinquième niveau de plan</text:span></text:p>
                              <text:list>
                                <text:list-item>
                                  <text:p text:style-name="MP9"><text:span text:style-name="MT4">Sixième niveau de plan</text:span></text:p>
                                  <text:list>
                                    <text:list-item>
                                      <text:p text:style-name="MP9"><text:span text:style-name="MT4">Septième niveau de plan</text:span></text:p>
                                      <text:list>
                                        <text:list-item>
                                          <text:p text:style-name="MP9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vième niveau de plan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7-31">31/07/2015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date>2015-07-31T15:56:50.54</dc:date>
    <dc:creator>Nicolas Hébert</dc:creator>
    <meta:editing-duration>PT49M15S</meta:editing-duration>
    <meta:editing-cycles>1</meta:editing-cycles>
    <meta:document-statistic meta:object-count="72"/>
  </office:meta>
</office:document-meta>
</file>